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77283333333333cm"/>
    </style:style>
    <style:style style:name="co2" style:family="table-column">
      <style:table-column-properties fo:break-before="auto" style:column-width="1.43933333333333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7.6835cm"/>
    </style:style>
    <style:style style:name="co5" style:family="table-column">
      <style:table-column-properties fo:break-before="auto" style:column-width="1.41816666666667cm"/>
    </style:style>
    <style:style style:name="co6" style:family="table-column">
      <style:table-column-properties fo:break-before="auto" style:column-width="8.97466666666667cm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7.97983333333333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7.76816666666667cm"/>
    </style:style>
    <style:style style:name="co11" style:family="table-column">
      <style:table-column-properties fo:break-before="auto" style:column-width="6.75216666666667cm"/>
    </style:style>
    <style:style style:name="co12" style:family="table-column">
      <style:table-column-properties fo:break-before="auto" style:column-width="1.56633333333333cm"/>
    </style:style>
    <style:style style:name="co13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/>
          <table:table-cell table:style-name="ce1"/>
          <table:table-cell office:value-type="string" table:style-name="ce1">
            <text:p>Rankings geben grob Einschätzung der Kohärenz (hoch = 0, gering = 4) wieder, jedoch nicht aussagekräftig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pic</text:p>
          </table:table-cell>
          <table:table-cell office:value-type="string" table:style-name="ce2">
            <text:p>K = 45</text:p>
          </table:table-cell>
          <table:table-cell office:value-type="string" table:style-name="ce3">
            <text:p>Ranking</text:p>
          </table:table-cell>
          <table:table-cell office:value-type="string" table:style-name="ce2">
            <text:p>K = 47</text:p>
          </table:table-cell>
          <table:table-cell office:value-type="string" table:style-name="ce3">
            <text:p>Ranking</text:p>
          </table:table-cell>
          <table:table-cell office:value-type="string" table:style-name="ce2">
            <text:p>K = 50</text:p>
          </table:table-cell>
          <table:table-cell office:value-type="string" table:style-name="ce3">
            <text:p>Ranking</text:p>
          </table:table-cell>
          <table:table-cell office:value-type="string" table:style-name="ce2">
            <text:p>K = 51</text:p>
          </table:table-cell>
          <table:table-cell office:value-type="string" table:style-name="ce6">
            <text:p>Ranking</text:p>
          </table:table-cell>
          <table:table-cell office:value-type="string" table:style-name="ce7">
            <text:p>K = 55</text:p>
          </table:table-cell>
          <table:table-cell office:value-type="string" table:style-name="ce8">
            <text:p>Ranking</text:p>
          </table:table-cell>
          <table:table-cell office:value-type="string" table:style-name="ce7">
            <text:p>K = 60</text:p>
          </table:table-cell>
          <table:table-cell office:value-type="string" table:style-name="ce8">
            <text:p>Ranking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1">
            <text:p>Demokratie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EU, NRW, Richtliene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Steuerhinterziehung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Arbeitsmarktpolitik [Mitbestimmung]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1">
            <text:p>Altersvorsorge und Selbstständigkeit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undeswehr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Wohnen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Welthandel [Entwicklungsländer]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1">
            <text:p>liberaler Markt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Jugendpolitik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Steuer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Wohnen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1">
            <text:p>Drogenpolitik / Familie / Diskriminierung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ulturpolitik und Geschichte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Sozialpolitik [Rente, Grundsicherung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ankenkrise und -aufsicht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1">
            <text:p>Friedens- und Rüstungs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Sozialpolitik [Grundsicherung]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Arbeitsplätze, Innovation,Mittelstand, Ostdeutschland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Selbstständigkeit, Arbeit, Handwerk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1">
            <text:p>Finanzmarkt / Finanzkrise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Sozialpolitik [Altersvorsorge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Engagement, Sport, Kirche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Menschenrechts- und Entwicklungspolitik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1">
            <text:p>Wohnen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Verkehrspolitik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Energiewende [Arbeitsplätze]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Klimaschutz [Energiewende]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1">
            <text:p><text:s/>Klimaschutz [Energiewende]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ankenaufsicht und -krise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Bundeswehr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esellschaftlicher Wandel [Freiheit, Wohlstand, Sicherheit]</text:p>
          </table:table-cell>
          <table:table-cell office:value-type="float" office:value="2" table:style-name="ce4">
            <text:p>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1">
            <text:p>Kultur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Menschenrechts- und Friedenspolitik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Inklusion, Jugend, Pflege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Familienpolitik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1">
            <text:p>Sozialpolitik [Rentenversicherung/Altersarmut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riedenspolitik [Abrüstung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Gesundheitssyste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riedens- und Sicherheitspolitik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1">
            <text:p>Bundeswehr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Wohnen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Europapolitik [Türkei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Sport, Engagement, Kirche</text:p>
          </table:table-cell>
          <table:table-cell office:value-type="float" office:value="3" table:style-name="ce4">
            <text:p>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1">
            <text:p>zukunftsorientierte Ideale &amp; gesellschaftlicher Fortschritt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Unternehmertum, Innovation und Digitalisierung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Wissenschaft und Fortschritt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Inklusion [Pflege und Arbeitsmarkt]</text:p>
          </table:table-cell>
          <table:table-cell office:value-type="float" office:value="1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1">
            <text:p>Umwelt- und Naturschutz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liberale Marktwirtschaft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Grundrechte und Verfassungsschutz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Altersvorsorge (selbstständig)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1">
            <text:p>Steuer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<text:s/>Justiz, Polizei und Kriminalität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Arbeitsmarktpolitik [Arbeitslosigkeit]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Sozialpolitik [Rentenversicherung]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5" table:style-name="ce4">
            <text:p>15</text:p>
          </table:table-cell>
          <table:table-cell office:value-type="string" table:style-name="ce1">
            <text:p>Verkehrs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inanz- und Kommunalpolitik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Polizei, Kriminalität und Terrorismu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limaschutz [CO2, Atomkenergie]</text:p>
          </table:table-cell>
          <table:table-cell office:value-type="float" office:value="2" table:style-name="ce4">
            <text:p>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4">
            <text:p>16</text:p>
          </table:table-cell>
          <table:table-cell office:value-type="string" table:style-name="ce1">
            <text:p>Asylpolitik und Immigration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Pflege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Friedens- und Sicherheits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Polizei, Rechtsstaat, Terrorismus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7" table:style-name="ce4">
            <text:p>17</text:p>
          </table:table-cell>
          <table:table-cell office:value-type="string" table:style-name="ce1">
            <text:p>Menschenrechts- und Frauenschutz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sylpolitik und Immigration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Agrarpolitik und Verbraucherschutz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Koalition, Zukunft, Herausforderung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" table:style-name="ce4">
            <text:p>18</text:p>
          </table:table-cell>
          <table:table-cell office:value-type="string" table:style-name="ce1">
            <text:p>Friendens- und Menschenrechtspolitik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Inklusion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Arbeitsmarktpolitik [Mindestlohn, Arbeitsverhältnisse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Jugendpoitik und -förderung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9" table:style-name="ce4">
            <text:p>19</text:p>
          </table:table-cell>
          <table:table-cell office:value-type="string" table:style-name="ce1">
            <text:p>Handelspolitik [EU, Türkei, China, USA]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Demokratie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Demokratie und Grundrechte, Kirche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Asylpolitik und Immigration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office:value-type="string" table:style-name="ce1">
            <text:p>Kriminalität, Opferschutz, AIDS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Arbeitsmarktpolitik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globale Krisen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Bundeswehr, Rüstungsexporte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1" table:style-name="ce4">
            <text:p>21</text:p>
          </table:table-cell>
          <table:table-cell office:value-type="string" table:style-name="ce1">
            <text:p>Finanzpolitik [Kommunen, Investiotionen]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Koalition und Zukunft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Gleichstellung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riminalitätsbekämpfung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2" table:style-name="ce4">
            <text:p>22</text:p>
          </table:table-cell>
          <table:table-cell office:value-type="string" table:style-name="ce1">
            <text:p>Europapolitik [Währungsunion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Steuerpolitik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Opferschutz, geschichtliche Aufarbeitung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Europapolitik [Türkei]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3" table:style-name="ce4">
            <text:p>23</text:p>
          </table:table-cell>
          <table:table-cell office:value-type="string" table:style-name="ce1">
            <text:p>Arbeit, Innovation und Wirtschaftswachstu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Europapolitik [Türkei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Digitalisierung und Datenschutz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Naturschutz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4" table:style-name="ce4">
            <text:p>24</text:p>
          </table:table-cell>
          <table:table-cell office:value-type="string" table:style-name="ce1">
            <text:p>Arbeitsmarktpolitik [sozial]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Digitalisierung und Datenschutz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Europapolitik [Währungsunion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Digitalisierung, Datenschutz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" table:style-name="ce4">
            <text:p>25</text:p>
          </table:table-cell>
          <table:table-cell office:value-type="string" table:style-name="ce1">
            <text:p>Gesundheitssystem [Krankenversicherung, Pflege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Selbstbestimmung [Abtreibung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liberale Werte, Umweltschutz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Demokratie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6" table:style-name="ce4">
            <text:p>26</text:p>
          </table:table-cell>
          <table:table-cell office:value-type="string" table:style-name="ce1">
            <text:p><text:s/>Pandemie- und Krisenpolitik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Klimaschutz [Energiewende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Menschenrechte und Krisenprävention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Verbraucherschutz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7" table:style-name="ce4">
            <text:p>27</text:p>
          </table:table-cell>
          <table:table-cell office:value-type="string" table:style-name="ce1">
            <text:p>Erinnerungskultur und geschichtliche Aufarbeitung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<text:s/>Welthandel [Entwicklungspolitik, Globalisierung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Hochschule, Wissenschafts- und Ausbildungsförderung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Wissenschaft, Innovation, Förderung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8" table:style-name="ce4">
            <text:p>28</text:p>
          </table:table-cell>
          <table:table-cell office:value-type="string" table:style-name="ce1">
            <text:p>Tier- und Naturschutz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Diskriminierung [Gewalt, Schutz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Familien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esundheitssystem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9" table:style-name="ce4">
            <text:p>29</text:p>
          </table:table-cell>
          <table:table-cell office:value-type="string" table:style-name="ce1">
            <text:p>Ostdeutschland und Aufbau<text:s/>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esellschaftlicher Wandel [Wohlstand, Sicherheit, Freiheit]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Regierung, Koalition, Zukunft, Verantwortung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Erinnerungskultur und geschichtliche Aufarbeitung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0" table:style-name="ce4">
            <text:p>30</text:p>
          </table:table-cell>
          <table:table-cell office:value-type="string" table:style-name="ce1">
            <text:p>Wissenschaft und Universitäten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leichstellung [Arbeitsmarkt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Bankenaufsicht und Verbraucherschutz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Sozialpolitik [Arbeitslosigkeit, Grundsicherung]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1" table:style-name="ce4">
            <text:p>31</text:p>
          </table:table-cell>
          <table:table-cell office:value-type="string" table:style-name="ce1">
            <text:p>Inklusion [Pflege/Barrierefreiheit]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Ostpolitik und Aufbau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Klimaschutz [Energiewende, Atomausstieg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Wettbewerb, Privatisierung, Reform</text:p>
          </table:table-cell>
          <table:table-cell office:value-type="float" office:value="3" table:style-name="ce4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2" table:style-name="ce4">
            <text:p>32</text:p>
          </table:table-cell>
          <table:table-cell office:value-type="string" table:style-name="ce1">
            <text:p>Bildungssystem [Schule, Ausbildung, Kita]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usbildung und Ausbildungsförderung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Arbeitsmarktpolitik [Gewerkschaften und Tarifautonomie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Ostpolitik und Aufbau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3" table:style-name="ce4">
            <text:p>33</text:p>
          </table:table-cell>
          <table:table-cell office:value-type="string" table:style-name="ce1">
            <text:p>Entwicklungspolitik [Armut, Globalisierung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Sport, Forschung, Innovation<text:s/>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Abrüstung und Waffenexporte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Schulden und Zukunftsinvestitionen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4" table:style-name="ce4">
            <text:p>34</text:p>
          </table:table-cell>
          <table:table-cell office:value-type="string" table:style-name="ce1">
            <text:p>Technologien für den Umweltschutz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Wirtschaftswachstum, Arbeit und Umwelt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Kommunal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Steuerpolitik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5" table:style-name="ce4">
            <text:p>35</text:p>
          </table:table-cell>
          <table:table-cell office:value-type="string" table:style-name="ce1">
            <text:p>Sport und Diskriminierung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aturschutz [Landwirtschaft, Umwelt, Tiere]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Ausbildungsförderung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usbildungsförderung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6" table:style-name="ce4">
            <text:p>36</text:p>
          </table:table-cell>
          <table:table-cell office:value-type="string" table:style-name="ce1">
            <text:p>Atompolitik, Atomausstieg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Europapolitik [Währungsunion, Wirtschfaft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Medien, Rundfunk und Meinungsfreiheit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ildungssystem [Schule, Kita]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7" table:style-name="ce4">
            <text:p>37</text:p>
          </table:table-cell>
          <table:table-cell office:value-type="string" table:style-name="ce1">
            <text:p>Polizei und Rechtsstaat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Freiheit, Demokratie, Grundgesetz, Kirche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Natur- und Umweltschutz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Schutz, Gewaltprävention, Schwangerschaftsabbruch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8" table:style-name="ce4">
            <text:p>38</text:p>
          </table:table-cell>
          <table:table-cell office:value-type="string" table:style-name="ce1">
            <text:p>Religion und Grundrecht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tommüll und Atomausstieg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Verkehrs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Entwicklungshilfe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9" table:style-name="ce4">
            <text:p>39</text:p>
          </table:table-cell>
          <table:table-cell office:value-type="string" table:style-name="ce1">
            <text:p>Familien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Drogenpolitik, Gesundheitswesen, AIDS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Asylpolitik und Immigration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Arbeitsplatz, Innovation, Umwelt</text:p>
          </table:table-cell>
          <table:table-cell office:value-type="float" office:value="3" table:style-name="ce4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0" table:style-name="ce4">
            <text:p>40</text:p>
          </table:table-cell>
          <table:table-cell office:value-type="string" table:style-name="ce1">
            <text:p>Verbraucherschutz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ommunale Selbstverwaltung, Datenschutz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Entwicklungspolitik [Welthandel, Armutsbekämpfung]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Umwelt- und Naturschutz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1" table:style-name="ce4">
            <text:p>41</text:p>
          </table:table-cell>
          <table:table-cell office:value-type="string" table:style-name="ce1">
            <text:p>Agrar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amilienpolitik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Rechtsextremismus, Diskriminierung, Bildung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Diskriminierung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2" table:style-name="ce4">
            <text:p>42</text:p>
          </table:table-cell>
          <table:table-cell office:value-type="string" table:style-name="ce1">
            <text:p>Digitalisierung, Datenschutz und Rundfun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Verbraucherschutz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Freiheit, Wohlsatnd, Liberlismus, Innovation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Verkehrspolitik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3" table:style-name="ce4">
            <text:p>43</text:p>
          </table:table-cell>
          <table:table-cell office:value-type="string" table:style-name="ce1">
            <text:p>Unternehmertum und Investitionen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esundheitssystem und -politik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Kultur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reiheit, Kirche, Demokratie, Toleranz</text:p>
          </table:table-cell>
          <table:table-cell office:value-type="float" office:value="3" table:style-name="ce4">
            <text:p>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4" table:style-name="ce4">
            <text:p>44</text:p>
          </table:table-cell>
          <table:table-cell office:value-type="string" table:style-name="ce1">
            <text:p>Jugendpolitik und -förderung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Medien und Rundfunk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Drogenpolitik und -prävention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Wissenschaft und Ausblidungsförderung</text:p>
          </table:table-cell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5" table:style-name="ce4">
            <text:p>45</text:p>
          </table:table-cell>
          <table:table-cell office:value-type="string" table:style-name="ce1">
            <text:p>Gleichstellung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Tierschutz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Selbstverwaltung und Förderalismu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ulturpolitik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6" table:style-name="ce4">
            <text:p>46</text:p>
          </table:table-cell>
          <table:table-cell office:value-type="string" table:style-name="ce1">
            <text:p>-</text:p>
          </table:table-cell>
          <table:table-cell office:value-type="float" office:value="0.51111111111111107" table:formula="of:=AVERAGE([.D4:.D48])" table:style-name="ce4">
            <text:p>0,511111111</text:p>
          </table:table-cell>
          <table:table-cell office:value-type="string" table:style-name="ce1">
            <text:p>Bildungssystem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Tier- und Verbraucherschutz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Rechtsextremismus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7" table:style-name="ce4">
            <text:p>47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Entwicklungspolitik [Armut, Hilfe]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Umweltschutz [Ressourcensparen, Abfallentsorgung]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Agrarpolitik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8" table:style-name="ce4">
            <text:p>48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float" office:value="0.51063829787234039" table:formula="of:=AVERAGE([.F4:.F50])" table:style-name="ce4">
            <text:p>0,510638298</text:p>
          </table:table-cell>
          <table:table-cell office:value-type="string" table:style-name="ce5">
            <text:p>Bildungspolitik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Medien und Rundfunk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9" table:style-name="ce4">
            <text:p>49</text:p>
          </table:table-cell>
          <table:table-cell office:value-type="string" table:style-name="ce1">
            <text:p>-</text:p>
          </table:table-cell>
          <table:table-cell table:number-columns-repeated="3" table:style-name="ce1"/>
          <table:table-cell office:value-type="string" table:style-name="ce5">
            <text:p>Jugendhilfe, -bildung und -förderung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leichstellung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0" table:style-name="ce4">
            <text:p>50</text:p>
          </table:table-cell>
          <table:table-cell office:value-type="string" table:style-name="ce1">
            <text:p>-</text:p>
          </table:table-cell>
          <table:table-cell table:number-columns-repeated="3" table:style-name="ce1"/>
          <table:table-cell office:value-type="string" table:style-name="ce5">
            <text:p>Diskriminierung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ommunalpolitik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1" table:style-name="ce4">
            <text:p>51</text:p>
          </table:table-cell>
          <table:table-cell office:value-type="string" table:style-name="ce1">
            <text:p>-</text:p>
          </table:table-cell>
          <table:table-cell table:number-columns-repeated="4" table:style-name="ce1"/>
          <table:table-cell office:value-type="float" office:value="0.57999999999999996" table:formula="of:=AVERAGE([.H4:.H53])" table:style-name="ce1">
            <text:p>0,58</text:p>
          </table:table-cell>
          <table:table-cell office:value-type="string" table:style-name="ce1">
            <text:p>Drogenpolitik und -prävention</text:p>
          </table:table-cell>
          <table:table-cell office:value-type="float" office:value="0" table:style-name="ce4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8" table:style-name="ce1"/>
          <table:table-cell office:value-type="float" office:value="0.39215686274509803" table:formula="of:=AVERAGE([.J4:.J54])" table:style-name="ce4">
            <text:p>0,392156863</text:p>
          </table:table-cell>
          <table:table-cell table:number-columns-repeated="16374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Amelie Biwole</meta:initial-creator>
    <dc:creator>Amelie Biwole</dc:creator>
    <meta:creation-date>2024-03-06T15:31:00Z</meta:creation-date>
    <dc:date>2024-03-06T22:13:25Z</dc:date>
    <meta:editing-duration>PT0S</meta:editing-duration>
  </office:meta>
</office:document-meta>
</file>